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981cm" table:align="left"/>
    </style:style>
    <style:style style:name="Table1.A" style:family="table-column">
      <style:table-column-properties style:column-width="0.98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6.996cm" table:align="left"/>
    </style:style>
    <style:style style:name="Table2.A" style:family="table-column">
      <style:table-column-properties style:column-width="6.9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981cm" table:align="left"/>
    </style:style>
    <style:style style:name="Table3.A" style:family="table-column">
      <style:table-column-properties style:column-width="0.98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962cm" table:align="left"/>
    </style:style>
    <style:style style:name="Table5.A" style:family="table-column">
      <style:table-column-properties style:column-width="7.96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981cm" table:align="left"/>
    </style:style>
    <style:style style:name="Table6.A" style:family="table-column">
      <style:table-column-properties style:column-width="0.98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6.231cm" table:align="left"/>
    </style:style>
    <style:style style:name="Table7.A" style:family="table-column">
      <style:table-column-properties style:column-width="16.23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981cm" table:align="left"/>
    </style:style>
    <style:style style:name="Table8.A" style:family="table-column">
      <style:table-column-properties style:column-width="0.98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898cm" table:align="left"/>
    </style:style>
    <style:style style:name="Table9.A" style:family="table-column">
      <style:table-column-properties style:column-width="5.8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351cm" table:align="left"/>
    </style:style>
    <style:style style:name="Table10.A" style:family="table-column">
      <style:table-column-properties style:column-width="0.35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8.807cm" table:align="left"/>
    </style:style>
    <style:style style:name="Table11.A" style:family="table-column">
      <style:table-column-properties style:column-width="8.807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557cm" table:align="left"/>
    </style:style>
    <style:style style:name="Table12.A" style:family="table-column">
      <style:table-column-properties style:column-width="0.557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759cm" table:align="left"/>
    </style:style>
    <style:style style:name="Table13.A" style:family="table-column">
      <style:table-column-properties style:column-width="5.75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8.864cm" table:align="left"/>
    </style:style>
    <style:style style:name="Table14.A" style:family="table-column">
      <style:table-column-properties style:column-width="8.86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8.864cm" table:align="left"/>
    </style:style>
    <style:style style:name="Table15.A" style:family="table-column">
      <style:table-column-properties style:column-width="8.86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932cm" table:align="left"/>
    </style:style>
    <style:style style:name="Table16.A" style:family="table-column">
      <style:table-column-properties style:column-width="4.93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663cm" table:align="left"/>
    </style:style>
    <style:style style:name="Table17.A" style:family="table-column">
      <style:table-column-properties style:column-width="0.66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351cm" table:align="left"/>
    </style:style>
    <style:style style:name="Table18.A" style:family="table-column">
      <style:table-column-properties style:column-width="0.35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0.774cm" table:align="left"/>
    </style:style>
    <style:style style:name="Table19.A" style:family="table-column">
      <style:table-column-properties style:column-width="10.774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7.26cm" table:align="left"/>
    </style:style>
    <style:style style:name="Table20.A" style:family="table-column">
      <style:table-column-properties style:column-width="7.26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351cm" table:align="left"/>
    </style:style>
    <style:style style:name="Table21.A" style:family="table-column">
      <style:table-column-properties style:column-width="0.35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2.277cm" table:align="left"/>
    </style:style>
    <style:style style:name="Table22.A" style:family="table-column">
      <style:table-column-properties style:column-width="2.27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5.821cm" table:align="left"/>
    </style:style>
    <style:style style:name="Table23.A" style:family="table-column">
      <style:table-column-properties style:column-width="5.82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6.378cm" table:align="left"/>
    </style:style>
    <style:style style:name="Table24.A" style:family="table-column">
      <style:table-column-properties style:column-width="6.37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6.59cm" table:align="left"/>
    </style:style>
    <style:style style:name="Table25.A" style:family="table-column">
      <style:table-column-properties style:column-width="6.59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4.84cm" table:align="left"/>
    </style:style>
    <style:style style:name="Table26.A" style:family="table-column">
      <style:table-column-properties style:column-width="4.8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351cm" table:align="left"/>
    </style:style>
    <style:style style:name="Table27.A" style:family="table-column">
      <style:table-column-properties style:column-width="0.351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2.277cm" table:align="left"/>
    </style:style>
    <style:style style:name="Table28.A" style:family="table-column">
      <style:table-column-properties style:column-width="2.27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7.454cm" table:align="left"/>
    </style:style>
    <style:style style:name="Table29.A" style:family="table-column">
      <style:table-column-properties style:column-width="7.45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5.092cm" table:align="left"/>
    </style:style>
    <style:style style:name="Table30.A" style:family="table-column">
      <style:table-column-properties style:column-width="5.092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4.466cm" table:align="left"/>
    </style:style>
    <style:style style:name="Table31.A" style:family="table-column">
      <style:table-column-properties style:column-width="4.466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4.466cm" table:align="left"/>
    </style:style>
    <style:style style:name="Table32.A" style:family="table-column">
      <style:table-column-properties style:column-width="4.466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4.221cm" table:align="left"/>
    </style:style>
    <style:style style:name="Table33.A" style:family="table-column">
      <style:table-column-properties style:column-width="4.221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351cm" table:align="left"/>
    </style:style>
    <style:style style:name="Table34.A" style:family="table-column">
      <style:table-column-properties style:column-width="0.35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351cm" table:align="left"/>
    </style:style>
    <style:style style:name="Table35.A" style:family="table-column">
      <style:table-column-properties style:column-width="0.351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8.297cm" table:align="left"/>
    </style:style>
    <style:style style:name="Table36.A" style:family="table-column">
      <style:table-column-properties style:column-width="8.297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387cm" table:align="left"/>
    </style:style>
    <style:style style:name="Table37.A" style:family="table-column">
      <style:table-column-properties style:column-width="4.387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4.736cm" table:align="left"/>
    </style:style>
    <style:style style:name="Table38.A" style:family="table-column">
      <style:table-column-properties style:column-width="4.736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557cm" table:align="left"/>
    </style:style>
    <style:style style:name="Table39.A" style:family="table-column">
      <style:table-column-properties style:column-width="0.557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3.958cm" table:align="left"/>
    </style:style>
    <style:style style:name="Table40.A" style:family="table-column">
      <style:table-column-properties style:column-width="13.958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557cm" table:align="left"/>
    </style:style>
    <style:style style:name="Table41.A" style:family="table-column">
      <style:table-column-properties style:column-width="0.557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981cm" table:align="left"/>
    </style:style>
    <style:style style:name="Table42.A" style:family="table-column">
      <style:table-column-properties style:column-width="0.981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5.816cm" table:align="left"/>
    </style:style>
    <style:style style:name="Table43.A" style:family="table-column">
      <style:table-column-properties style:column-width="5.816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15.157cm" table:align="left"/>
    </style:style>
    <style:style style:name="Table44.A" style:family="table-column">
      <style:table-column-properties style:column-width="15.157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3.381cm" table:align="left"/>
    </style:style>
    <style:style style:name="Table45.A" style:family="table-column">
      <style:table-column-properties style:column-width="3.381cm"/>
    </style:style>
    <style:style style:name="Table45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rsid="00159d72" officeooo:paragraph-rsid="00159d72"/>
    </style:style>
    <style:style style:name="P2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59d72" officeooo:paragraph-rsid="00159d72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<text:tab/><text:tab/><text:tab/><text:tab/></text:p>
      <text:p text:style-name="P1"/>
      <text:p text:style-name="P1">1. const int N = 1e5; <text:s/>// limit for array size</text:p>
      <text:p text:style-name="P1"/>
      <text:p text:style-name="P1">2. 2*i = i&lt;&lt;1 </text:p>
      <text:p text:style-name="P1"><text:tab/>For even we can do 2*i + 1 = i&lt;&lt;1 | 1</text:p>
      <text:p text:style-name="P1"/>
      <text:p text:style-name="P1">BITWISE OPERATIONS</text:p>
      <text:p text:style-name="P1"/>
      <text:p text:style-name="P1">Set nth bit</text:p>
      <text:p text:style-name="P1">x | (1&lt;&lt;n)</text:p>
      <text:p text:style-name="P1">Unset nth bit</text:p>
      <text:p text:style-name="P1"><text:s/>x &amp; ~(1&lt;&lt;n)</text:p>
      <text:p text:style-name="P1">Toggle nth bit</text:p>
      <text:p text:style-name="P1">x ^ (1&lt;&lt;n)</text:p>
      <text:p text:style-name="P1">Round up to the next power of two</text:p>
      <text:p text:style-name="P1">unsigned int v; //only works if v is 32 bit</text:p>
      <text:p text:style-name="P1">v--;</text:p>
      <text:p text:style-name="P1">v |= v &gt;&gt; 1;</text:p>
      <text:p text:style-name="P1">v |= v &gt;&gt; 2;</text:p>
      <text:p text:style-name="P1">v |= v &gt;&gt; 4;</text:p>
      <text:p text:style-name="P1">v |= v &gt;&gt; 8;</text:p>
      <text:p text:style-name="P1">v |= v &gt;&gt; 16;</text:p>
      <text:p text:style-name="P1">v++;</text:p>
      <text:p text:style-name="P1">Get the maximum integer</text:p>
      <text:p text:style-name="P1">int maxInt = ~(1 &lt;&lt; 31);</text:p>
      <text:p text:style-name="P1">int maxInt = (1 &lt;&lt; 31) - 1;</text:p>
      <text:p text:style-name="P1">int maxInt = (1 &lt;&lt; -1) - 1;</text:p>
      <text:p text:style-name="P1">Get the minimum integer</text:p>
      <text:p text:style-name="P1">int minInt = 1 &lt;&lt; 31;</text:p>
      <text:p text:style-name="P1">int minInt = 1 &lt;&lt; -1;</text:p>
      <text:p text:style-name="P1">Get the maximum long</text:p>
      <text:p text:style-name="P1">long maxLong = ((long)1 &lt;&lt; 127) - 1;</text:p>
      <text:p text:style-name="P1">Multiply by 2</text:p>
      <text:p text:style-name="P1">n &lt;&lt; 1; // n*2</text:p>
      <text:p text:style-name="P1">Divide by 2</text:p>
      <text:p text:style-name="P1">n &gt;&gt; 1; // n/2</text:p>
      <text:p text:style-name="P1">Multiply by the mth power of 2</text:p>
      <text:p text:style-name="P1">n &lt;&lt; m;</text:p>
      <text:p text:style-name="P1">Divide by the mth power of 2</text:p>
      <text:p text:style-name="P1">n &gt;&gt; m;</text:p>
      <text:p text:style-name="P1">Check Equality</text:p>
      <text:p text:style-name="P1">This is 35% faster in Javascript</text:p>
      <text:p text:style-name="P1">(a^b) == 0; // a == b</text:p>
      <text:p text:style-name="P1">!(a^b) // use in an if</text:p>
      <text:p text:style-name="P1">Check if a number is odd</text:p>
      <text:p text:style-name="P1">(n &amp; 1) == 1;</text:p>
      <text:p text:style-name="P1">Exchange (swap) two values</text:p>
      <text:p text:style-name="P1">a ^= b;</text:p>
      <text:p text:style-name="P1">b ^= a;</text:p>
      <text:p text:style-name="P1">a ^= b;</text:p>
      <text:p text:style-name="P1">Get the absolute value</text:p>
      <text:p text:style-name="P1">//version 1</text:p>
      <text:p text:style-name="P1">x &lt; 0 ? -x : x;</text:p>
      <text:p text:style-name="P1"/>
      <text:p text:style-name="P1">//version 2</text:p>
      <text:p text:style-name="P1">(x ^ (x &gt;&gt; 31)) - (x &gt;&gt; 31);</text:p>
      <text:p text:style-name="P1">Get the max of two values</text:p>
      <text:p text:style-name="P1">b &amp; ((a-b) &gt;&gt; 31) | a &amp; (~(a-b) &gt;&gt; 31);</text:p>
      <text:p text:style-name="P1">Get the min of two values</text:p>
      <text:p text:style-name="P1">a &amp; ((a-b) &gt;&gt; 31) | b &amp; (~(a-b) &gt;&gt; 31);</text:p>
      <text:p text:style-name="P1">Check whether both numbers have the same sign</text:p>
      <text:p text:style-name="P1">(x ^ y) &gt;= 0;</text:p>
      <text:p text:style-name="P1">Flip the sign</text:p>
      <text:p text:style-name="P1"><text:soft-page-break/>i = ~i + 1; // or</text:p>
      <text:p text:style-name="P1">i = (i ^ -1) + 1; // i = -i</text:p>
      <text:p text:style-name="P1">Calculate 2n</text:p>
      <text:p text:style-name="P1">2 &lt;&lt; (n-1);</text:p>
      <text:p text:style-name="P1">Whether a number is power of 2</text:p>
      <text:p text:style-name="P1">n &gt; 0 &amp;&amp; (n &amp; (n - 1)) == 0;</text:p>
      <text:p text:style-name="P1">Modulo 2n against m</text:p>
      <text:p text:style-name="P1">m &amp; (n - 1);</text:p>
      <text:p text:style-name="P1">Get the average</text:p>
      <text:p text:style-name="P1">(x + y) &gt;&gt; 1;</text:p>
      <text:p text:style-name="P1">((x ^ y) &gt;&gt; 1) + (x &amp; y);</text:p>
      <text:p text:style-name="P1">Get the mth bit of n (from low to high)</text:p>
      <text:p text:style-name="P1">(n &gt;&gt; (m-1)) &amp; 1;</text:p>
      <text:p text:style-name="P1">Set the mth bit of n to 0 (from low to high)</text:p>
      <text:p text:style-name="P1">n &amp; ~(1 &lt;&lt; (m-1));</text:p>
      <text:p text:style-name="P1">Check if nth bit is set</text:p>
      <text:p text:style-name="P1">if (x &amp; (1&lt;&lt;n)) {</text:p>
      <text:p text:style-name="P1"><text:s text:c="2"/>n-th bit is set</text:p>
      <text:p text:style-name="P1">} else {</text:p>
      <text:p text:style-name="P1"><text:s text:c="2"/>n-th bit is not set</text:p>
      <text:p text:style-name="P1">}</text:p>
      <text:p text:style-name="P1">Isolate (extract) the right-most 1 bit</text:p>
      <text:p text:style-name="P1">x &amp; (-x)</text:p>
      <text:p text:style-name="P1">Isolate (extract) the right-most 0 bit</text:p>
      <text:p text:style-name="P1">~x &amp; (x+1)</text:p>
      <text:p text:style-name="P1">Set the right-most 0 bit to 1</text:p>
      <text:p text:style-name="P1">x | (x+1)</text:p>
      <text:p text:style-name="P1">n + 1</text:p>
      <text:p text:style-name="P1">-~n</text:p>
      <text:p text:style-name="P1">n - 1</text:p>
      <text:p text:style-name="P1">~-n</text:p>
      <text:p text:style-name="P1">Get the negative value of a number</text:p>
      <text:p text:style-name="P1">~n + 1;</text:p>
      <text:p text:style-name="P1">(n ^ -1) + 1;</text:p>
      <text:p text:style-name="P1">if (x == a) x = b; if (x == b) x = a;</text:p>
      <text:p text:style-name="P1">x = a ^ b ^ x;</text:p>
      <text:p text:style-name="P1">Floats</text:p>
      <text:p text:style-name="P1">These are techniques inspired by the fast inverse square root method. Most of these are original.</text:p>
      <text:p text:style-name="P1">Turn a float into a bit-array (unsigned uint32_t)</text:p>
      <text:p text:style-name="P1">#include &lt;stdint.h&gt;</text:p>
      <text:p text:style-name="P1">typedef union {float flt; uint32_t bits} lens_t;</text:p>
      <text:p text:style-name="P1">uint32_t f2i(float x) {</text:p>
      <text:p text:style-name="P1"><text:s text:c="2"/>return ((lens_t) {.flt = x}).bits;</text:p>
      <text:p text:style-name="P1">}</text:p>
      <text:p text:style-name="P1">Caveat: Type pruning via unions is undefined in C++; use std::memcpy instead.</text:p>
      <text:p text:style-name="P1">Turn a bit-array back into a float</text:p>
      <text:p text:style-name="P1">float i2f(uint32_t x) {</text:p>
      <text:p text:style-name="P1"><text:s text:c="2"/>return ((lens_t) {.bits = x}).flt;</text:p>
      <text:p text:style-name="P1">}</text:p>
      <text:p text:style-name="P1">Approximate the bit-array of a positive float using frexp</text:p>
      <text:p text:style-name="P1">frexp gives the 2n decomposition of a number, so that man, exp = frexp(x) means that man * 2exp = x and 0.5 &lt;= man &lt; 1.</text:p>
      <text:p text:style-name="P1">man, exp = frexp(x);</text:p>
      <text:p text:style-name="P1">return (uint32_t)((2 * man + exp + 125) * 0x800000);</text:p>
      <text:p text:style-name="P1">Caveat: This will have at most 2-16 relative error, since man + 125 clobbers the last 8 bits, saving the first 16 bits of your mantissa.</text:p>
      <text:p text:style-name="P1">Fast Inverse Square Root</text:p>
      <text:p text:style-name="P1">return i2f(0x5f3759df - f2i(x) / 2);</text:p>
      <text:p text:style-name="P1">Caveat: We're using the i2f and the f2i functions from above instead.</text:p>
      <text:p text:style-name="P1">See this Wikipedia article for reference.</text:p>
      <text:p text:style-name="P1">Fast nth Root of positive numbers via Infinite Series</text:p>
      <text:p text:style-name="P1">float root(float x, int n) {</text:p>
      <text:p text:style-name="P1">#DEFINE MAN_MASK 0x7fffff</text:p>
      <text:p text:style-name="P1"><text:soft-page-break/>#DEFINE EXP_MASK 0x7f800000</text:p>
      <text:p text:style-name="P1">#DEFINE EXP_BIAS 0x3f800000</text:p>
      <text:p text:style-name="P1"><text:s text:c="2"/>uint32_t bits = f2i(x);</text:p>
      <text:p text:style-name="P1"><text:s text:c="2"/>uint32_t man = bits &amp; MAN_MASK;</text:p>
      <text:p text:style-name="P1"><text:s text:c="2"/>uint32_t exp = (bits &amp; EXP_MASK) - EXP_BIAS;</text:p>
      <text:p text:style-name="P1"><text:s text:c="2"/>return i2f((man + man / n) | ((EXP_BIAS + exp / n) &amp; EXP_MASK));</text:p>
      <text:p text:style-name="P1">}</text:p>
      <text:p text:style-name="P1">See this blog post regarding the derivation.</text:p>
      <text:p text:style-name="P1">Fast Arbitrary Power</text:p>
      <text:p text:style-name="P1">return i2f((1 - exp) * (0x3f800000 - 0x5c416) + f2i(x) * exp)</text:p>
      <text:p text:style-name="P1">Caveat: The 0x5c416 bias is given to center the method. If you plug in exp = -0.5, this gives the 0x5f3759df magic constant of the fast inverse root method.</text:p>
      <text:p text:style-name="P1">See these set of slides for a derivation of this method.</text:p>
      <text:p text:style-name="P1">Fast Geometric Mean</text:p>
      <text:p text:style-name="P1">The geometric mean of a set of n numbers is the nth root of their product.</text:p>
      <text:p text:style-name="P1">#include &lt;stddef.h&gt;</text:p>
      <text:p text:style-name="P1">float geometric_mean(float* list, size_t length) {</text:p>
      <text:p text:style-name="P1"><text:s text:c="2"/>// Effectively, find the average of map(f2i, list)</text:p>
      <text:p text:style-name="P1"><text:s text:c="2"/>uint32_t accumulator = 0;</text:p>
      <text:p text:style-name="P1"><text:s text:c="2"/>for (size_t i = 0; i &lt; length; i++) {</text:p>
      <text:p text:style-name="P1"><text:s text:c="4"/>accumulator += f2i(list[i]);</text:p>
      <text:p text:style-name="P1"><text:s text:c="2"/>}</text:p>
      <text:p text:style-name="P1"><text:s text:c="2"/>return i2f(accumulator / n);</text:p>
      <text:p text:style-name="P1">}</text:p>
      <text:p text:style-name="P1">See here for its derivation.</text:p>
      <text:p text:style-name="P1">Fast Natural Logarithm</text:p>
      <text:p text:style-name="P1">#DEFINE EPSILON 1.1920928955078125e-07</text:p>
      <text:p text:style-name="P1">#DEFINE LOG2 0.6931471805599453</text:p>
      <text:p text:style-name="P1">return (f2i(x) - (0x3f800000 - 0x66774)) * EPSILON * LOG2</text:p>
      <text:p text:style-name="P1">Caveat: The bias term of 0x66774 is meant to center the method. We multiply by ln(2) at the end because the rest of the method computes the log2(x) function.</text:p>
      <text:p text:style-name="P1">See here for its derivation.</text:p>
      <text:p text:style-name="P1">Fast Natural Exp</text:p>
      <text:p text:style-name="P1">return i2f(0x3f800000 + (uint32_t)(x * (0x800000 + 0x38aa22)))</text:p>
      <text:p text:style-name="P1">Caveat: The bias term of 0x38aa22 here corresponds to a multiplicative scaling of the base. In particular, it corresponds to z such that 2z = e</text:p>
      <text:p text:style-name="P1">See here for its derivation.</text:p>
      <text:p text:style-name="P1">Strings</text:p>
      <text:p text:style-name="P1">Convert letter to lowercase:</text:p>
      <text:p text:style-name="P1">OR by space =&gt; (x | ' ')</text:p>
      <text:p text:style-name="P1">Result is always lowercase even if letter is already lowercase</text:p>
      <text:p text:style-name="P1">eg. ('a' | ' ') =&gt; 'a' ; ('A' | ' ') =&gt; 'a'</text:p>
      <text:p text:style-name="P1">Convert letter to uppercase:</text:p>
      <text:p text:style-name="P1">AND by underline =&gt; (x &amp; '_')</text:p>
      <text:p text:style-name="P1">Result is always uppercase even if letter is already uppercase</text:p>
      <text:p text:style-name="P1">eg. ('a' &amp; '_') =&gt; 'A' ; ('A' &amp; '_') =&gt; 'A'</text:p>
      <text:p text:style-name="P1">Invert letter's case:</text:p>
      <text:p text:style-name="P1">XOR by space =&gt; (x ^ ' ')</text:p>
      <text:p text:style-name="P1">eg. ('a' ^ ' ') =&gt; 'A' ; ('A' ^ ' ') =&gt; 'a'</text:p>
      <text:p text:style-name="P1">Letter's position in alphabet:</text:p>
      <text:p text:style-name="P1">AND by chr(31)/binary('11111')/(hex('1F') =&gt; (x &amp; "\x1F")</text:p>
      <text:p text:style-name="P1">Result is in 1..26 range, letter case is not important</text:p>
      <text:p text:style-name="P1">eg. ('a' &amp; "\x1F") =&gt; 1 ; ('B' &amp; "\x1F") =&gt; 2</text:p>
      <text:p text:style-name="P1">Get letter's position in alphabet (for Uppercase letters only):</text:p>
      <text:p text:style-name="P1">AND by ? =&gt; (x &amp; '?') or XOR by @ =&gt; (x ^ '@')</text:p>
      <text:p text:style-name="P1">eg. ('C' &amp; '?') =&gt; 3 ; ('Z' ^ '@') =&gt; 26</text:p>
      <text:p text:style-name="P1">Get letter's position in alphabet (for lowercase letters only):</text:p>
      <text:p text:style-name="P1">XOR by backtick/chr(96)/binary('1100000')/hex('60') =&gt; (x ^ '`')</text:p>
      <text:p text:style-name="P1">eg. ('d' ^ '`') =&gt; 4 ; ('x' ^ '`') =&gt; 25</text:p>
      <text:p text:style-name="P1">Miscellaneous</text:p>
      <text:p text:style-name="P1">Fast color conversion from R5G5B5 to R8G8B8 pixel format using shifts</text:p>
      <text:p text:style-name="P1">R8 = (R5 &lt;&lt; 3) | (R5 &gt;&gt; 2)</text:p>
      <text:p text:style-name="P1">G8 = (R5 &lt;&lt; 3) | (R5 &gt;&gt; 2)</text:p>
      <text:p text:style-name="P1">B8 = (R5 &lt;&lt; 3) | (R5 &gt;&gt; 2)</text:p>
      <text:p text:style-name="P1"><text:soft-page-break/>Note: using anything other than the English letters will produce garbage results</text:p>
      <text:p text:style-name="P1"/>
      <text:p text:style-name="P2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***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x &amp; ~(x-1): lowest bit value (not index)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***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__builtin_ctz (count trailing zeros) and __builtin_clz (count leading zeros) [c++ methods (the return value is undefined for an argument of zero.)]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__builtin_popcount (returns count of set bits)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***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check if a number is a power of 2: clear the lowest 1 bit (see above) and check if the result is 0.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***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Counting bits set by lookup table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"><text:bookmark text:name="LC10"/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static const unsigned char BitsSetTable256[256] =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{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# define B2(n) n, n+1, n+1, n+2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# define B4(n) B2(n), B2(n+1), B2(n+1), B2(n+2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# define B6(n) B4(n), B4(n+1), B4(n+1), B4(n+2)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B6(0), B6(1), B6(1), B6(2)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}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<text:bookmark text:name="LC18"/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unsigned int v; // count the number of bits set in 32-bit value v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unsigned int c; // c is the total bits set in v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"><text:bookmark text:name="LC21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// Option 1: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c = BitsSetTable256[v &amp; 0xff] +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BitsSetTable256[(v &gt;&gt; 8) &amp; 0xff] +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BitsSetTable256[(v &gt;&gt; 16) &amp; 0xff] +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BitsSetTable256[v &gt;&gt; 24]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"><text:bookmark text:name="LC27"/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// Option 2: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unsigned char * p = (unsigned char *) &amp;v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c = BitsSetTable256[p[0]] +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BitsSetTable256[p[1]] +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BitsSetTable256[p[2]] +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BitsSetTable256[p[3]]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"><text:bookmark text:name="LC34"/>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"><text:bookmark text:name="LC35"/>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// To initially generate the table algorithmically: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BitsSetTable256[0] = 0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for (int i = 0; i &lt; 256; i++)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{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BitsSetTable256[i] = (i &amp; 1) + BitsSetTable256[i / 2]; // &gt;&gt;&gt; This is useful...&lt;&lt;&lt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}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***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Setting only most significant bit.</text:p>
          </table:table-cell>
        </table:table-row>
      </table:table>
      <table:table table:name="Table44" table:style-name="Table44">
        <table:table-column table:style-name="Table44.A"/>
        <text:soft-page-break/>
        <table:table-row>
          <table:table-cell table:style-name="Table44.A1" office:value-type="string">
            <text:p text:style-name="Table_20_Contents"><text:bookmark text:name="LC44"/>y = y | ( y &gt;&gt;1 ) ; y = y | ( y &gt;&gt;2 ); y = y | ( y &gt;&gt;4 ); y = y | ( y &gt;&gt;8 ); y = y | ( y &gt;&gt;16 ) ;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y = ( y + 1 ) &gt;&gt; 1;</text:p>
          </table:table-cell>
        </table:table-row>
      </table:table>
      <text:p text:style-name="Text_20_body">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3T16:39:37.780685942</dc:date>
    <meta:editing-duration>PT40S</meta:editing-duration>
    <meta:editing-cycles>1</meta:editing-cycles>
    <meta:document-statistic meta:table-count="45" meta:image-count="0" meta:object-count="0" meta:page-count="5" meta:paragraph-count="222" meta:word-count="1460" meta:character-count="6920" meta:non-whitespace-character-count="5645"/>
    <meta:generator>LibreOffice/5.1.4.2$Linux_X86_64 LibreOffice_project/10m0$Build-2</meta:generator>
  </office:meta>
</office:document-meta>
</file>